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C000000DA803890BA.png" manifest:media-type="image/png"/>
  <manifest:file-entry manifest:full-path="Pictures/1000020100000180000000C4848CEB7A.png" manifest:media-type="image/png"/>
  <manifest:file-entry manifest:full-path="Pictures/10000201000002320000020B0DE8B35E.png" manifest:media-type="image/png"/>
  <manifest:file-entry manifest:full-path="Pictures/10000201000000CC000000CC132258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draw:stroke="dash" draw:stroke-dash="Fine_20_Dashed" draw:marker-end="Arrowheads_20_2" draw:marker-end-width="0.3cm" draw:fill="none" draw:textarea-vertical-align="middl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5.492cm" fo:min-width="0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4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cm"/>
    </style:style>
    <style:style style:name="gr7" style:family="graphic" style:parent-style-name="standard">
      <style:graphic-properties draw:stroke="none" draw:fill="none" fo:min-height="0.49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2.92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3.564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228cm" fo:min-width="3.56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3.085cm" fo:min-width="0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5.465cm" fo:min-width="0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3.81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1.449cm" fo:min-width="0cm"/>
    </style:style>
    <style:style style:name="gr18" style:family="graphic" style:parent-style-name="standard">
      <style:graphic-properties draw:fill="solid" draw:fill-color="#ffff66" draw:textarea-horizontal-align="justify" draw:textarea-vertical-align="middle" draw:auto-grow-height="false" fo:min-height="0.131cm" fo:min-width="0cm"/>
    </style:style>
    <style:style style:name="gr19" style:family="graphic" style:parent-style-name="standard">
      <style:graphic-properties draw:fill="solid" draw:fill-color="#cfe7f5" draw:textarea-horizontal-align="justify" draw:textarea-vertical-align="middle" draw:auto-grow-height="false" fo:min-height="0.222cm" fo:min-width="1.265cm" fo:wrap-option="no-wrap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1.024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64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0cm"/>
    </style:style>
    <style:style style:name="gr25" style:family="graphic" style:parent-style-name="standard">
      <style:graphic-properties draw:fill="solid" draw:fill-color="#66ffff" draw:textarea-horizontal-align="justify" draw:textarea-vertical-align="middle" draw:auto-grow-height="false" fo:min-height="0.258cm" fo:min-width="2.929cm"/>
    </style:style>
    <style:style style:name="gr26" style:family="graphic" style:parent-style-name="standard">
      <style:graphic-properties draw:fill="solid" draw:fill-color="#99ffff" draw:textarea-horizontal-align="justify" draw:textarea-vertical-align="middle" draw:auto-grow-height="false" fo:min-height="3.814cm" fo:min-width="0cm"/>
    </style:style>
    <style:style style:name="gr27" style:family="graphic" style:parent-style-name="standard">
      <style:graphic-properties draw:fill="solid" draw:fill-color="#66ffff" draw:textarea-horizontal-align="justify" draw:textarea-vertical-align="middle" draw:auto-grow-height="false" fo:min-height="3.56cm" fo:min-width="0cm"/>
    </style:style>
    <style:style style:name="gr28" style:family="graphic" style:parent-style-name="standard">
      <style:graphic-properties draw:fill="solid" draw:fill-color="#66ffff" draw:textarea-horizontal-align="justify" draw:textarea-vertical-align="middle" draw:auto-grow-height="false" fo:min-height="0.131cm" fo:min-width="0cm"/>
    </style:style>
    <style:style style:name="gr29" style:family="graphic" style:parent-style-name="standard">
      <style:graphic-properties draw:fill="solid" draw:fill-color="#ffff99" draw:textarea-horizontal-align="justify" draw:textarea-vertical-align="middle" draw:auto-grow-height="false" fo:min-height="1.147cm" fo:min-width="0cm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 fo:min-height="0.131cm" fo:min-width="0cm"/>
    </style:style>
    <style:style style:name="gr31" style:family="graphic" style:parent-style-name="standard">
      <style:graphic-properties draw:fill="solid" draw:fill-color="#ffff99" draw:textarea-horizontal-align="justify" draw:textarea-vertical-align="middle" draw:auto-grow-height="false" fo:min-height="0.258cm" fo:min-width="2.575cm"/>
    </style:style>
    <style:style style:name="gr32" style:family="graphic" style:parent-style-name="standard">
      <style:graphic-properties draw:fill="solid" draw:fill-color="#cfe7f5" draw:textarea-horizontal-align="justify" draw:textarea-vertical-align="middle" draw:auto-grow-height="false" fo:min-height="0.575cm" fo:min-width="5.499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1" fo:font-size="6pt" fo:text-shadow="1pt 1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style:font-name="Courier1" fo:font-size="7pt" style:font-size-asian="7pt" style:font-size-complex="7pt"/>
    </style:style>
    <style:style style:name="P4" style:family="paragraph">
      <style:paragraph-properties fo:text-align="center"/>
      <style:text-properties style:font-name="Courier1" fo:font-size="8pt" fo:text-shadow="1pt 1pt" fo:font-weight="bold" style:font-size-asian="8pt" style:font-weight-asian="bold" style:font-size-complex="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urier1" fo:font-size="8pt" fo:text-shadow="1pt 1pt" fo:font-weight="bold" style:font-size-asian="8pt" style:font-weight-asian="bold" style:font-size-complex="8pt" style:font-weight-complex="bold"/>
    </style:style>
    <style:style style:name="T1" style:family="text">
      <style:text-properties style:font-name="Courier1" fo:font-size="6pt" fo:text-shadow="1pt 1pt" fo:font-weight="bold" style:font-size-asian="6pt" style:font-weight-asian="bold" style:font-size-complex="6pt" style:font-weight-complex="bold"/>
    </style:style>
    <style:style style:name="T2" style:family="text">
      <style:text-properties style:font-name="Courier1" fo:font-size="7pt" fo:text-shadow="1pt 1pt" fo:font-weight="bold" style:font-size-asian="7pt" style:font-weight-asian="bold" style:font-size-complex="7pt" style:font-weight-complex="bold"/>
    </style:style>
    <style:style style:name="T3" style:family="text">
      <style:text-properties style:font-name="Courier1" fo:font-size="8pt" fo:text-shadow="1pt 1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056cm" svg:y1="7.35cm" svg:x2="14.967cm" svg:y2="48.498cm">
          <text:p/>
        </draw:line>
        <draw:line draw:style-name="gr2" draw:text-style-name="P1" draw:layer="layout" svg:x1="15.002cm" svg:y1="9.056cm" svg:x2="18.196cm" svg:y2="9.055cm">
          <text:p/>
        </draw:line>
        <draw:line draw:style-name="gr1" draw:text-style-name="P1" draw:layer="layout" svg:x1="19.985cm" svg:y1="9.154cm" svg:x2="19.923cm" svg:y2="47.863cm">
          <text:p/>
        </draw:line>
        <draw:line draw:style-name="gr1" draw:text-style-name="P1" draw:layer="layout" svg:x1="26.529cm" svg:y1="10.144cm" svg:x2="26.4cm" svg:y2="47.482cm">
          <text:p/>
        </draw:line>
        <draw:custom-shape draw:style-name="gr3" draw:text-style-name="P1" draw:layer="layout" svg:width="0.254cm" svg:height="6.102cm" svg:x="26.346cm" svg:y="19.7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98cm" svg:y1="6.364cm" svg:x2="9.89cm" svg:y2="48.371cm">
          <text:p/>
        </draw:line>
        <draw:line draw:style-name="gr4" draw:text-style-name="P1" draw:layer="layout" svg:x1="22.082cm" svg:y1="20.512cm" svg:x2="26.398cm" svg:y2="20.544cm">
          <text:p/>
        </draw:line>
        <draw:line draw:style-name="gr2" draw:text-style-name="P1" draw:layer="layout" svg:x1="9.814cm" svg:y1="7.35cm" svg:x2="13.116cm" svg:y2="7.35cm">
          <text:p/>
        </draw:line>
        <draw:custom-shape draw:style-name="gr5" draw:text-style-name="P1" draw:layer="layout" svg:width="0.254cm" svg:height="1.578cm" svg:x="19.923cm" svg:y="11.23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985cm" svg:height="0.743cm" svg:x="15.224cm" svg:y="19.055cm">
          <draw:text-box>
            <text:p text:style-name="P1"><text:span text:style-name="T1">FindWaveFrontCoefficientsFromCoefficientsAndSlopes</text:span></text:p>
          </draw:text-box>
        </draw:frame>
        <draw:frame draw:style-name="gr6" draw:text-style-name="P2" draw:layer="layout" svg:width="1.778cm" svg:height="0.743cm" svg:x="15.656cm" svg:y="8.566cm">
          <draw:text-box>
            <text:p text:style-name="P1"><text:span text:style-name="T1">&lt;&lt;create&gt;&gt;</text:span></text:p>
          </draw:text-box>
        </draw:frame>
        <draw:frame draw:style-name="gr7" draw:text-style-name="P1" draw:layer="layout" svg:width="2.667cm" svg:height="0.743cm" svg:x="9.941cm" svg:y="6.842cm">
          <draw:text-box>
            <text:p text:style-name="P1"><text:span text:style-name="T1">&lt;&lt;create(DATA)&gt;&gt;</text:span></text:p>
          </draw:text-box>
        </draw:frame>
        <draw:frame draw:style-name="gr6" draw:text-style-name="P2" draw:layer="layout" svg:width="3.302cm" svg:height="0.743cm" svg:x="22.336cm" svg:y="20.02cm">
          <draw:text-box>
            <text:p text:style-name="P1"><text:span text:style-name="T1">ComputePolynomialOrder</text:span></text:p>
          </draw:text-box>
        </draw:frame>
        <draw:custom-shape draw:style-name="gr8" draw:text-style-name="P3" draw:layer="layout" svg:width="3.429cm" svg:height="0.508cm" svg:x="18.123cm" svg:y="8.747cm">
          <text:p text:style-name="P1"><text:span text:style-name="T2">WaveFrontReconstru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064cm" svg:height="0.508cm" svg:x="13.116cm" svg:y="6.461cm">
          <text:p text:style-name="P1"><text:span text:style-name="T2">WaveFrontReconstru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064cm" svg:height="0.478cm" svg:x="13.116cm" svg:y="7.126cm">
          <text:p text:style-name="P1"><text:span text:style-name="T2">ZerniqueReconstructo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083cm" svg:y1="21.313cm" svg:x2="26.399cm" svg:y2="21.345cm">
          <text:p/>
        </draw:line>
        <draw:frame draw:style-name="gr6" draw:text-style-name="P2" draw:layer="layout" svg:width="3.302cm" svg:height="0.743cm" svg:x="22.737cm" svg:y="20.921cm">
          <draw:text-box>
            <text:p text:style-name="P1"><text:span text:style-name="T1">GenerateMatrixM</text:span></text:p>
          </draw:text-box>
        </draw:frame>
        <draw:line draw:style-name="gr4" draw:text-style-name="P1" draw:layer="layout" svg:x1="22.082cm" svg:y1="34.92cm" svg:x2="26.398cm" svg:y2="34.952cm">
          <text:p/>
        </draw:line>
        <draw:frame draw:style-name="gr6" draw:text-style-name="P2" draw:layer="layout" svg:width="4.191cm" svg:height="0.743cm" svg:x="22.207cm" svg:y="34.528cm">
          <draw:text-box>
            <text:p text:style-name="P1"><text:span text:style-name="T1">GenerateReconstructionMatrix</text:span></text:p>
          </draw:text-box>
        </draw:frame>
        <draw:frame draw:style-name="gr6" draw:text-style-name="P2" draw:layer="layout" svg:width="5.969cm" svg:height="0.743cm" svg:x="26.781cm" svg:y="20.598cm">
          <draw:text-box>
            <text:p text:style-name="P1"><text:span text:style-name="T1">DNormalZernikeDxFromCartesian(j,x[i],y[i])</text:span></text:p>
            <text:p text:style-name="P1"><text:span text:style-name="T1">DNormalZernikeDyFromCartesian(j,x[i],y[i])</text:span></text:p>
          </draw:text-box>
        </draw:frame>
        <draw:line draw:style-name="gr11" draw:text-style-name="P1" draw:layer="layout" svg:x1="15.097cm" svg:y1="19.817cm" svg:x2="21.828cm" svg:y2="19.817cm">
          <text:p/>
        </draw:line>
        <draw:custom-shape draw:style-name="gr12" draw:text-style-name="P1" draw:layer="layout" svg:width="0.254cm" svg:height="35.814cm" svg:x="14.86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82cm" svg:y1="36.687cm" svg:x2="15.097cm" svg:y2="36.687cm">
          <text:p/>
        </draw:line>
        <draw:custom-shape draw:style-name="gr13" draw:text-style-name="P1" draw:layer="layout" svg:width="0.254cm" svg:height="17.251cm" svg:x="21.828cm" svg:y="19.81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6.654cm" svg:y1="21.341cm" svg:x2="32.75cm" svg:y2="21.341cm">
          <text:p/>
        </draw:line>
        <draw:line draw:style-name="gr4" draw:text-style-name="P1" draw:layer="layout" svg:x1="32.877cm" svg:y1="25.276cm" svg:x2="26.654cm" svg:y2="25.257cm">
          <text:p/>
        </draw:line>
        <draw:custom-shape draw:style-name="gr14" draw:text-style-name="P1" draw:layer="layout" svg:width="0.254cm" svg:height="4.064cm" svg:x="32.75cm" svg:y="21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3.937cm" svg:height="0.508cm" svg:x="33.258cm" svg:y="21.341cm">
          <draw:text-box>
            <text:p text:style-name="P1"><text:span text:style-name="T1">ComputeNMFromJ(int,int,itn)</text:span></text:p>
          </draw:text-box>
        </draw:frame>
        <draw:line draw:style-name="gr11" draw:text-style-name="P1" draw:layer="layout" svg:x1="33.004cm" svg:y1="21.722cm" svg:x2="37.195cm" svg:y2="21.722cm">
          <text:p/>
        </draw:line>
        <draw:line draw:style-name="gr4" draw:text-style-name="P1" draw:layer="layout" svg:x1="37.068cm" svg:y1="22.23cm" svg:x2="33.004cm" svg:y2="22.238cm">
          <text:p/>
        </draw:line>
        <draw:custom-shape draw:style-name="gr16" draw:text-style-name="P1" draw:layer="layout" svg:width="0.254cm" svg:height="0.508cm" svg:x="37.068cm" svg:y="21.72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588cm" svg:height="0.743cm" svg:x="33.258cm" svg:y="22.517cm">
          <draw:text-box>
            <text:p text:style-name="P1"><text:span text:style-name="T1">DNormalZernikeDxFromCartesian(n,m,x,y)</text:span></text:p>
            <text:p text:style-name="P1"><text:span text:style-name="T1">DNormalZernikeDyFromCartesian(n,m,x,y)</text:span></text:p>
          </draw:text-box>
        </draw:frame>
        <draw:line draw:style-name="gr11" draw:text-style-name="P1" draw:layer="layout" svg:x1="33.004cm" svg:y1="23.238cm" svg:x2="38.465cm" svg:y2="23.192cm">
          <text:p/>
        </draw:line>
        <draw:line draw:style-name="gr4" draw:text-style-name="P1" draw:layer="layout" svg:x1="38.465cm" svg:y1="24.9cm" svg:x2="33.004cm" svg:y2="24.914cm">
          <text:p/>
        </draw:line>
        <draw:custom-shape draw:style-name="gr17" draw:text-style-name="P1" draw:layer="layout" svg:width="0.254cm" svg:height="1.699cm" svg:x="38.368cm" svg:y="23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38.592cm" svg:y1="23.365cm" svg:x2="42.402cm" svg:y2="23.373cm">
          <text:p/>
        </draw:line>
        <draw:custom-shape draw:style-name="gr18" draw:text-style-name="P1" draw:layer="layout" svg:width="0.254cm" svg:height="0.381cm" svg:x="42.275cm" svg:y="23.37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8.846cm" svg:y="22.865cm">
          <draw:text-box>
            <text:p text:style-name="P1"><text:span text:style-name="T1">NormalizationFactor(n,m)</text:span></text:p>
          </draw:text-box>
        </draw:frame>
        <draw:line draw:style-name="gr4" draw:text-style-name="P1" draw:layer="layout" svg:x1="42.275cm" svg:y1="23.754cm" svg:x2="38.592cm" svg:y2="23.754cm">
          <text:p/>
        </draw:line>
        <draw:line draw:style-name="gr11" draw:text-style-name="P1" draw:layer="layout" svg:x1="38.593cm" svg:y1="24.241cm" svg:x2="42.91cm" svg:y2="24.262cm">
          <text:p/>
        </draw:line>
        <draw:custom-shape draw:style-name="gr18" draw:text-style-name="P1" draw:layer="layout" svg:width="0.254cm" svg:height="0.381cm" svg:x="42.876cm" svg:y="24.24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952cm" svg:height="0.743cm" svg:x="38.847cm" svg:y="23.741cm">
          <draw:text-box>
            <text:p text:style-name="P1"><text:span text:style-name="T1">DZernikeDyFromCartesian(n,m,x,y)</text:span></text:p>
          </draw:text-box>
        </draw:frame>
        <draw:line draw:style-name="gr4" draw:text-style-name="P1" draw:layer="layout" svg:x1="42.91cm" svg:y1="24.643cm" svg:x2="38.593cm" svg:y2="24.63cm">
          <text:p/>
        </draw:line>
        <draw:custom-shape draw:style-name="gr19" draw:text-style-name="P4" draw:layer="layout" svg:width="1.905cm" svg:height="0.508cm" svg:x="31.861cm" svg:y="14.716cm">
          <text:p text:style-name="P1"><text:span text:style-name="T3">Armadillo</text:span></text:p>
          <draw:enhanced-geometry svg:viewBox="0 0 21600 21600" draw:text-areas="800 800 20800 20800" draw:type="round-rectangular-callout" draw:modifiers="-3456.45330535152 5898.62475442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4.175cm" svg:y1="4.175cm" svg:x2="4.175cm" svg:y2="48.498cm">
          <text:p/>
        </draw:line>
        <draw:line draw:style-name="gr2" draw:text-style-name="P1" draw:layer="layout" svg:x1="4.175cm" svg:y1="5.007cm" svg:x2="7.223cm" svg:y2="5.072cm">
          <text:p/>
        </draw:line>
        <draw:frame draw:style-name="gr20" draw:text-style-name="P1" draw:layer="layout" svg:width="1.772cm" svg:height="0.675cm" svg:x="4.81cm" svg:y="4.499cm">
          <draw:text-box>
            <text:p text:style-name="P1"><text:span text:style-name="T1">&lt;&lt;create&gt;&gt;</text:span></text:p>
          </draw:text-box>
        </draw:frame>
        <draw:custom-shape draw:style-name="gr21" draw:text-style-name="P3" draw:layer="layout" svg:width="1.524cm" svg:height="0.508cm" svg:x="9.128cm" svg:y="5.826cm">
          <text:p text:style-name="P1"><text:span text:style-name="T2">CFactory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141cm" svg:height="0.508cm" svg:x="7.225cm" svg:y="4.726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99cm" svg:y1="6.207cm" svg:x2="9.128cm" svg:y2="6.207cm">
          <text:p/>
        </draw:line>
        <draw:frame draw:style-name="gr7" draw:text-style-name="P1" draw:layer="layout" svg:width="2.667cm" svg:height="0.743cm" svg:x="5.296cm" svg:y="5.699cm">
          <draw:text-box>
            <text:p text:style-name="P1"><text:span text:style-name="T1">&lt;&lt;create(DATA)&gt;&gt;</text:span></text:p>
          </draw:text-box>
        </draw:frame>
        <draw:frame draw:style-name="gr23" draw:text-style-name="P1" draw:layer="layout" svg:width="1.27cm" svg:height="1.27cm" svg:x="3.54cm" svg:y="3.159cm">
          <draw:image xlink:href="Pictures/10000201000000CC000000CC1322582F.png" xlink:type="simple" xlink:show="embed" xlink:actuate="onLoad">
            <text:p/>
          </draw:image>
        </draw:frame>
        <draw:line draw:style-name="gr4" draw:text-style-name="P1" draw:layer="layout" svg:x1="4.175cm" svg:y1="40.343cm" svg:x2="14.97cm" svg:y2="40.343cm">
          <text:p/>
        </draw:line>
        <draw:frame draw:style-name="gr6" draw:text-style-name="P2" draw:layer="layout" svg:width="8.255cm" svg:height="0.743cm" svg:x="5.699cm" svg:y="39.735cm">
          <draw:text-box>
            <text:p text:style-name="P1"><text:span text:style-name="T1">ComputeReconstructedWaveFront:vector&lt;double&gt;</text:span></text:p>
          </draw:text-box>
        </draw:frame>
        <draw:line draw:style-name="gr4" draw:text-style-name="P1" draw:layer="layout" svg:x1="4.175cm" svg:y1="43.518cm" svg:x2="14.97cm" svg:y2="43.518cm">
          <text:p/>
        </draw:line>
        <draw:frame draw:style-name="gr6" draw:text-style-name="P2" draw:layer="layout" svg:width="8.255cm" svg:height="0.743cm" svg:x="5.699cm" svg:y="42.91cm">
          <draw:text-box>
            <text:p text:style-name="P1"><text:span text:style-name="T1">CenterWavefrontAlongZ:vector&lt;double&gt;</text:span></text:p>
          </draw:text-box>
        </draw:frame>
        <draw:custom-shape draw:style-name="gr24" draw:text-style-name="P1" draw:layer="layout" svg:width="0.254cm" svg:height="1.524cm" svg:x="21.999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.097cm" svg:y1="14.97cm" svg:x2="27.924cm" svg:y2="14.97cm">
          <text:p/>
        </draw:line>
        <draw:frame draw:style-name="gr6" draw:text-style-name="P2" draw:layer="layout" svg:width="1.778cm" svg:height="0.743cm" svg:x="20.812cm" svg:y="14.354cm">
          <draw:text-box>
            <text:p text:style-name="P1"><text:span text:style-name="T1">&lt;&lt;create&gt;&gt;</text:span></text:p>
          </draw:text-box>
        </draw:frame>
        <draw:custom-shape draw:style-name="gr25" draw:text-style-name="P3" draw:layer="layout" svg:width="3.429cm" svg:height="0.508cm" svg:x="28.051cm" svg:y="14.589cm">
          <text:p text:style-name="P1"><text:span text:style-name="T2">LinearAlgebraArmadillo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29cm" svg:height="0.508cm" svg:x="28.051cm" svg:y="13.827cm">
          <text:p text:style-name="P1"><text:span text:style-name="T2">LinearAlgebraBase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221cm" svg:y1="11.451cm" svg:x2="21.999cm" svg:y2="11.457cm">
          <text:p/>
        </draw:line>
        <draw:line draw:style-name="gr4" draw:text-style-name="P1" draw:layer="layout" svg:x1="21.999cm" svg:y1="12.478cm" svg:x2="20.221cm" svg:y2="12.475cm">
          <text:p/>
        </draw:line>
        <draw:line draw:style-name="gr4" draw:text-style-name="P1" draw:layer="layout" svg:x1="26.273cm" svg:y1="25.638cm" svg:x2="22.082cm" svg:y2="25.638cm">
          <text:p/>
        </draw:line>
        <draw:frame draw:style-name="gr6" draw:text-style-name="P2" draw:layer="layout" svg:width="8.128cm" svg:height="0.743cm" svg:x="21.955cm" svg:y="27.181cm">
          <draw:text-box>
            <text:p text:style-name="P1"><text:span text:style-name="T1">GenerateRHSOfLeastSquareEquation</text:span></text:p>
          </draw:text-box>
        </draw:frame>
        <draw:line draw:style-name="gr4" draw:text-style-name="P1" draw:layer="layout" svg:x1="22.181cm" svg:y1="27.638cm" svg:x2="29.854cm" svg:y2="27.67cm">
          <text:p/>
        </draw:line>
        <draw:line draw:style-name="gr1" draw:text-style-name="P1" draw:layer="layout" svg:x1="29.956cm" svg:y1="15.097cm" svg:x2="29.995cm" svg:y2="43.291cm">
          <text:p/>
        </draw:line>
        <draw:custom-shape draw:style-name="gr26" draw:text-style-name="P1" draw:layer="layout" svg:width="0.254cm" svg:height="4.953cm" svg:x="29.829cm" svg:y="27.41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0.083cm" svg:y1="28.305cm" svg:x2="36.179cm" svg:y2="28.305cm">
          <text:p/>
        </draw:line>
        <draw:frame draw:style-name="gr6" draw:text-style-name="P2" draw:layer="layout" svg:width="5.588cm" svg:height="0.743cm" svg:x="30.21cm" svg:y="27.67cm">
          <draw:text-box>
            <text:p text:style-name="P1"><text:span text:style-name="T1">GenerateVSUMatrixAndCoefficientsVector</text:span></text:p>
            <text:p text:style-name="P1"><text:span text:style-name="T1">(_M,_slopes,J,_VSU,_coeffs)</text:span></text:p>
          </draw:text-box>
        </draw:frame>
        <draw:custom-shape draw:style-name="gr27" draw:text-style-name="P1" draw:layer="layout" svg:width="0.254cm" svg:height="3.81cm" svg:x="36.179cm" svg:y="28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36.467cm" svg:y1="29.294cm" svg:x2="40.277cm" svg:y2="29.302cm">
          <text:p/>
        </draw:line>
        <draw:custom-shape draw:style-name="gr28" draw:text-style-name="P1" draw:layer="layout" svg:width="0.254cm" svg:height="0.381cm" svg:x="40.15cm" svg:y="29.30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41cm" svg:y="28.94cm">
          <draw:text-box>
            <text:p text:style-name="P1"><text:span text:style-name="T1">CopyFromStdVec</text:span></text:p>
          </draw:text-box>
        </draw:frame>
        <draw:line draw:style-name="gr4" draw:text-style-name="P1" draw:layer="layout" svg:x1="40.15cm" svg:y1="29.683cm" svg:x2="36.467cm" svg:y2="29.683cm">
          <text:p/>
        </draw:line>
        <draw:line draw:style-name="gr11" draw:text-style-name="P1" draw:layer="layout" svg:x1="36.433cm" svg:y1="30.183cm" svg:x2="40.243cm" svg:y2="30.191cm">
          <text:p/>
        </draw:line>
        <draw:custom-shape draw:style-name="gr28" draw:text-style-name="P1" draw:layer="layout" svg:width="0.254cm" svg:height="0.381cm" svg:x="40.116cm" svg:y="30.19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07cm" svg:y="29.829cm">
          <draw:text-box>
            <text:p text:style-name="P1"><text:span text:style-name="T1">CopyToStdMat</text:span></text:p>
          </draw:text-box>
        </draw:frame>
        <draw:line draw:style-name="gr4" draw:text-style-name="P1" draw:layer="layout" svg:x1="40.116cm" svg:y1="30.572cm" svg:x2="36.433cm" svg:y2="30.572cm">
          <text:p/>
        </draw:line>
        <draw:line draw:style-name="gr11" draw:text-style-name="P1" draw:layer="layout" svg:x1="36.467cm" svg:y1="31.091cm" svg:x2="40.277cm" svg:y2="31.099cm">
          <text:p/>
        </draw:line>
        <draw:custom-shape draw:style-name="gr28" draw:text-style-name="P1" draw:layer="layout" svg:width="0.254cm" svg:height="0.381cm" svg:x="40.15cm" svg:y="31.09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41cm" svg:y="30.737cm">
          <draw:text-box>
            <text:p text:style-name="P1"><text:span text:style-name="T1">CopyToStdVec</text:span></text:p>
          </draw:text-box>
        </draw:frame>
        <draw:line draw:style-name="gr4" draw:text-style-name="P1" draw:layer="layout" svg:x1="40.15cm" svg:y1="31.48cm" svg:x2="36.467cm" svg:y2="31.48cm">
          <text:p/>
        </draw:line>
        <draw:line draw:style-name="gr4" draw:text-style-name="P1" draw:layer="layout" svg:x1="36.179cm" svg:y1="31.846cm" svg:x2="30.083cm" svg:y2="31.861cm">
          <text:p/>
        </draw:line>
        <draw:line draw:style-name="gr11" draw:text-style-name="P1" draw:layer="layout" svg:x1="36.433cm" svg:y1="28.405cm" svg:x2="40.243cm" svg:y2="28.413cm">
          <text:p/>
        </draw:line>
        <draw:custom-shape draw:style-name="gr28" draw:text-style-name="P1" draw:layer="layout" svg:width="0.254cm" svg:height="0.381cm" svg:x="40.116cm" svg:y="28.41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07cm" svg:y="28.051cm">
          <draw:text-box>
            <text:p text:style-name="P1"><text:span text:style-name="T1">CopyFromStdMat</text:span></text:p>
          </draw:text-box>
        </draw:frame>
        <draw:line draw:style-name="gr4" draw:text-style-name="P1" draw:layer="layout" svg:x1="40.116cm" svg:y1="28.794cm" svg:x2="36.433cm" svg:y2="28.794cm">
          <text:p/>
        </draw:line>
        <draw:frame draw:style-name="gr23" draw:text-style-name="P1" draw:layer="layout" svg:width="4.398cm" svg:height="4.093cm" svg:x="40.624cm" svg:y="27.895cm">
          <draw:image xlink:href="Pictures/10000201000002320000020B0DE8B35E.png" xlink:type="simple" xlink:show="embed" xlink:actuate="onLoad">
            <text:p/>
          </draw:image>
        </draw:frame>
        <draw:line draw:style-name="gr4" draw:text-style-name="P1" draw:layer="layout" svg:x1="29.829cm" svg:y1="32.1cm" svg:x2="22.082cm" svg:y2="32.119cm">
          <text:p/>
        </draw:line>
        <draw:custom-shape draw:style-name="gr29" draw:text-style-name="P1" draw:layer="layout" svg:width="0.254cm" svg:height="1.397cm" svg:x="26.4cm" svg:y="34.909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6.688cm" svg:y1="35.409cm" svg:x2="33.766cm" svg:y2="35.423cm">
          <text:p/>
        </draw:line>
        <draw:custom-shape draw:style-name="gr30" draw:text-style-name="P1" draw:layer="layout" svg:width="0.254cm" svg:height="0.381cm" svg:x="33.766cm" svg:y="35.41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35cm" svg:height="0.743cm" svg:x="27.162cm" svg:y="35.055cm">
          <draw:text-box>
            <text:p text:style-name="P1"><text:span text:style-name="T1">zp.NormalZernikeFromCartesian((j+1),x[i],y[i])</text:span></text:p>
          </draw:text-box>
        </draw:frame>
        <draw:line draw:style-name="gr4" draw:text-style-name="P1" draw:layer="layout" svg:x1="33.766cm" svg:y1="35.798cm" svg:x2="26.688cm" svg:y2="35.798cm">
          <text:p/>
        </draw:line>
        <draw:line draw:style-name="gr4" draw:text-style-name="P1" draw:layer="layout" svg:x1="26.273cm" svg:y1="36.179cm" svg:x2="22.082cm" svg:y2="36.179cm">
          <text:p/>
        </draw:line>
        <draw:frame draw:style-name="gr6" draw:text-style-name="P2" draw:layer="layout" svg:width="3.048cm" svg:height="0.743cm" svg:x="16.24cm" svg:y="37.976cm">
          <draw:text-box>
            <text:p text:style-name="P1"><text:span text:style-name="T1">ComputeCoefficients</text:span></text:p>
          </draw:text-box>
        </draw:frame>
        <draw:line draw:style-name="gr11" draw:text-style-name="P1" draw:layer="layout" svg:x1="15.097cm" svg:y1="38.465cm" svg:x2="21.828cm" svg:y2="38.465cm">
          <text:p/>
        </draw:line>
        <draw:line draw:style-name="gr4" draw:text-style-name="P1" draw:layer="layout" svg:x1="21.828cm" svg:y1="39.608cm" svg:x2="15.097cm" svg:y2="39.608cm">
          <text:p/>
        </draw:line>
        <draw:custom-shape draw:style-name="gr13" draw:text-style-name="P1" draw:layer="layout" svg:width="0.254cm" svg:height="1.143cm" svg:x="21.828cm" svg:y="38.46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254cm" svg:height="0.889cm" svg:x="29.829cm" svg:y="38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82cm" svg:y1="38.719cm" svg:x2="29.829cm" svg:y2="38.719cm">
          <text:p/>
        </draw:line>
        <draw:frame draw:style-name="gr6" draw:text-style-name="P2" draw:layer="layout" svg:width="6.35cm" svg:height="0.743cm" svg:x="23.987cm" svg:y="38.338cm">
          <draw:text-box>
            <text:p text:style-name="P1"><text:span text:style-name="T1">MatrixDotVector(_VSU,_slopes)</text:span></text:p>
          </draw:text-box>
        </draw:frame>
        <draw:line draw:style-name="gr4" draw:text-style-name="P1" draw:layer="layout" svg:x1="29.829cm" svg:y1="39.354cm" svg:x2="22.082cm" svg:y2="39.373cm">
          <text:p/>
        </draw:line>
        <draw:frame draw:style-name="gr23" draw:text-style-name="P1" draw:layer="layout" svg:width="4.445cm" svg:height="2.269cm" svg:x="30.337cm" svg:y="37.974cm">
          <draw:image xlink:href="Pictures/1000020100000180000000C4848CEB7A.png" xlink:type="simple" xlink:show="embed" xlink:actuate="onLoad">
            <text:p/>
          </draw:image>
        </draw:frame>
        <draw:custom-shape draw:style-name="gr26" draw:text-style-name="P1" draw:layer="layout" svg:width="0.254cm" svg:height="0.889cm" svg:x="29.829cm" svg:y="4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97cm" svg:y1="42.021cm" svg:x2="29.829cm" svg:y2="42.021cm">
          <text:p/>
        </draw:line>
        <draw:frame draw:style-name="gr6" draw:text-style-name="P2" draw:layer="layout" svg:width="6.35cm" svg:height="0.743cm" svg:x="19.542cm" svg:y="41.532cm">
          <draw:text-box>
            <text:p text:style-name="P1"><text:span text:style-name="T1">MatrixDotVector(_R,_coeffs)</text:span></text:p>
          </draw:text-box>
        </draw:frame>
        <draw:line draw:style-name="gr4" draw:text-style-name="P1" draw:layer="layout" svg:x1="29.829cm" svg:y1="42.656cm" svg:x2="15.097cm" svg:y2="42.692cm">
          <text:p/>
        </draw:line>
        <draw:custom-shape draw:style-name="gr31" draw:text-style-name="P3" draw:layer="layout" svg:width="3.075cm" svg:height="0.508cm" svg:x="24.849cm" svg:y="9.636cm">
          <text:p text:style-name="P1"><text:span text:style-name="T2">ZerniquePolynomials</text:span>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2" draw:layer="layout" svg:width="1.778cm" svg:height="0.743cm" svg:x="21.701cm" svg:y="9.509cm">
          <draw:text-box>
            <text:p text:style-name="P1"><text:span text:style-name="T1">&lt;&lt;create&gt;&gt;</text:span></text:p>
          </draw:text-box>
        </draw:frame>
        <draw:line draw:style-name="gr2" draw:text-style-name="P1" draw:layer="layout" svg:x1="20.031cm" svg:y1="9.891cm" svg:x2="24.876cm" svg:y2="9.89cm">
          <text:p/>
        </draw:line>
        <draw:line draw:style-name="gr1" draw:text-style-name="P1" draw:layer="layout" svg:x1="7.798cm" svg:y1="5.265cm" svg:x2="7.858cm" svg:y2="48.498cm">
          <text:p/>
        </draw:line>
        <draw:custom-shape draw:style-name="gr32" draw:text-style-name="P6" draw:layer="layout" svg:width="6.477cm" svg:height="0.889cm" svg:x="6.207cm" svg:y="3.413cm">
          <text:p text:style-name="P5"><text:span text:style-name="T3">mock-wave front vs user data stream</text:span></text:p>
          <draw:enhanced-geometry svg:viewBox="0 0 21600 21600" draw:text-areas="800 800 20800 20800" draw:type="round-rectangular-callout" draw:modifiers="5284.96449521457 27327.6404494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1" draw:layer="layout" svg:width="2.179cm" svg:height="2.592cm" svg:x="22.336cm" svg:y="10.727cm">
          <draw:image xlink:href="Pictures/10000000000000BC000000DA803890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tropolis </meta:initial-creator>
    <meta:creation-date>2017-07-05T15:56:24.280415226</meta:creation-date>
    <dc:date>2017-12-06T11:30:40.950975129</dc:date>
    <dc:creator>metropolis </dc:creator>
    <meta:editing-duration>P3DT8M48S</meta:editing-duration>
    <meta:editing-cycles>153</meta:editing-cycles>
    <meta:generator>LibreOffice/4.3.3.2$Linux_X86_64 LibreOffice_project/430m0$Build-2</meta:generator>
    <meta:document-statistic meta:object-count="116"/>
  </office:meta>
</office:document-meta>
</file>